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0.392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0.42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US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Courier New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Courier New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ourier New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Courier New"/>
    </style:style>
    <style:style style:name="ce15" style:family="table-cell" style:parent-style-name="Default">
      <style:text-properties style:font-name="Courier New"/>
    </style:style>
    <style:style style:name="ce16" style:family="table-cell" style:parent-style-name="Default">
      <style:table-cell-properties fo:background-color="#00ff00"/>
      <style:text-properties style:font-name="Courier New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style:font-name="Courier New"/>
    </style:style>
    <style:style style:name="ce19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Courier New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/>
    </style:style>
    <style:style style:name="ce21" style:family="table-cell" style:parent-style-name="Default">
      <style:table-cell-properties fo:background-color="#ffff00"/>
      <style:text-properties style:font-name="Courier New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7" style:family="table-cell" style:parent-style-name="Default" style:data-style-name="N5099"/>
    <style:style style:name="ce28" style:family="table-cell" style:parent-style-name="Default" style:data-style-name="N5099">
      <style:table-cell-properties fo:background-color="#ff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10"/>
        <table:table-column table:style-name="co4" table:default-cell-style-name="Default"/>
        <table:table-column table:style-name="co5" table:default-cell-style-name="ce2"/>
        <table:table-column table:style-name="co3" table:default-cell-style-name="ce17"/>
        <table:table-column table:style-name="co4" table:default-cell-style-name="Default"/>
        <table:table-column table:style-name="co5" table:default-cell-style-name="ce2"/>
        <table:table-column table:style-name="co3" table:default-cell-style-name="ce10"/>
        <table:table-column table:style-name="co4" table:default-cell-style-name="Default"/>
        <table:table-column table:style-name="co2" table:default-cell-style-name="ce23"/>
        <table:table-column table:style-name="co6" table:default-cell-style-name="ce10"/>
        <table:table-column table:style-name="co7" table:default-cell-style-name="ce27"/>
        <table:table-row table:style-name="ro2">
          <table:table-cell table:style-name="ce1" office:value-type="string" table:number-columns-spanned="12" table:number-rows-spanned="1">
            <text:p>Refugee Lib Keyboard Code Translations (updated Sept. 15th 2014)</text:p>
            <text:p>(key IDs in the Chrome,FF,IE columns are referring to US keyboard layout)</text:p>
          </table:table-cell>
          <table:covered-table-cell table:number-columns-repeated="8"/>
          <table:covered-table-cell table:number-columns-repeated="2" table:style-name="ce22"/>
          <table:covered-table-cell/>
        </table:table-row>
        <table:table-row table:style-name="ro2">
          <table:table-cell office:value-type="string">
            <text:p>keyIdentifier(Chrome)</text:p>
            <text:p>Normal / NumLock</text:p>
          </table:table-cell>
          <table:table-cell office:value-type="string">
            <text:p>location</text:p>
          </table:table-cell>
          <table:table-cell/>
          <table:table-cell office:value-type="string">
            <text:p>key(FF)</text:p>
          </table:table-cell>
          <table:table-cell office:value-type="string">
            <text:p>location</text:p>
          </table:table-cell>
          <table:table-cell/>
          <table:table-cell office:value-type="string">
            <text:p>key(IE)</text:p>
          </table:table-cell>
          <table:table-cell office:value-type="string">
            <text:p>location</text:p>
          </table:table-cell>
          <table:table-cell/>
          <table:table-cell table:style-name="ce22" office:value-type="string">
            <text:p>rlKeyId</text:p>
          </table:table-cell>
          <table:table-cell table:style-name="ce22"/>
          <table:table-cell office:value-type="string">
            <text:p>same loc</text:p>
          </table:table-cell>
        </table:table-row>
        <table:table-row table:style-name="ro3">
          <table:table-cell table:style-name="ce3" office:value-type="string">
            <text:p>U+001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Esc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Esc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Esc</text:p>
          </table:table-cell>
          <table:table-cell/>
          <table:table-cell table:formula="of:=([.B3] = [.E3])        AND        ([.E3] = [.H3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1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</text:p>
          </table:table-cell>
          <table:table-cell/>
          <table:table-cell table:formula="of:=([.B4] = [.E4])        AND        ([.E4] = [.H4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2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2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2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2</text:p>
          </table:table-cell>
          <table:table-cell/>
          <table:table-cell table:formula="of:=([.B5] = [.E5])        AND        ([.E5] = [.H5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3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3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3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3</text:p>
          </table:table-cell>
          <table:table-cell/>
          <table:table-cell table:formula="of:=([.B6] = [.E6])        AND        ([.E6] = [.H6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4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4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4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4</text:p>
          </table:table-cell>
          <table:table-cell/>
          <table:table-cell table:formula="of:=([.B7] = [.E7])        AND        ([.E7] = [.H7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5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5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5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5</text:p>
          </table:table-cell>
          <table:table-cell/>
          <table:table-cell table:formula="of:=([.B8] = [.E8])        AND        ([.E8] = [.H8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6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6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6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6</text:p>
          </table:table-cell>
          <table:table-cell/>
          <table:table-cell table:formula="of:=([.B9] = [.E9])        AND        ([.E9] = [.H9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7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7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7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7</text:p>
          </table:table-cell>
          <table:table-cell/>
          <table:table-cell table:formula="of:=([.B10] = [.E10])        AND        ([.E10] = [.H10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8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8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8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8</text:p>
          </table:table-cell>
          <table:table-cell/>
          <table:table-cell table:formula="of:=([.B11] = [.E11])        AND        ([.E11] = [.H11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9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9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9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9</text:p>
          </table:table-cell>
          <table:table-cell/>
          <table:table-cell table:formula="of:=([.B12] = [.E12])        AND        ([.E12] = [.H1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0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0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0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0</text:p>
          </table:table-cell>
          <table:table-cell/>
          <table:table-cell table:formula="of:=([.B13] = [.E13])        AND        ([.E13] = [.H1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1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1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1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1</text:p>
          </table:table-cell>
          <table:table-cell/>
          <table:table-cell table:formula="of:=([.B14] = [.E14])        AND        ([.E14] = [.H1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2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2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2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2</text:p>
          </table:table-cell>
          <table:table-cell/>
          <table:table-cell table:formula="of:=([.B15] = [.E15])        AND        ([.E15] = [.H1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rintScree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rintScree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rintScree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rintScreen</text:p>
          </table:table-cell>
          <table:table-cell/>
          <table:table-cell table:formula="of:=([.B16] = [.E16])        AND        ([.E16] = [.H16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Scroll</text:p>
          </table:table-cell>
          <table:table-cell table:style-name="ce13" office:value-type="float" office:value="0">
            <text:p>0</text:p>
          </table:table-cell>
          <table:table-cell table:style-name="ce15"/>
          <table:table-cell table:style-name="ce7" office:value-type="string">
            <text:p>ScrollLock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6" office:value-type="string">
            <text:p>Scroll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ScrollLock</text:p>
          </table:table-cell>
          <table:table-cell/>
          <table:table-cell table:formula="of:=([.B17] = [.E17])        AND        ([.E17] = [.H1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use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use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use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use</text:p>
          </table:table-cell>
          <table:table-cell/>
          <table:table-cell table:formula="of:=([.B18] = [.E18])        AND        ([.E18] = [.H1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C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`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`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S0</text:p>
          </table:table-cell>
          <table:table-cell/>
          <table:table-cell table:formula="of:=([.B19] = [.E19])        AND        ([.E19] = [.H1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1</text:p>
          </table:table-cell>
          <table:table-cell/>
          <table:table-cell table:formula="of:=([.B20] = [.E20])        AND        ([.E20] = [.H2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2</text:p>
          </table:table-cell>
          <table:table-cell/>
          <table:table-cell table:formula="of:=([.B21] = [.E21])        AND        ([.E21] = [.H2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3</text:p>
          </table:table-cell>
          <table:table-cell/>
          <table:table-cell table:formula="of:=([.B22] = [.E22])        AND        ([.E22] = [.H2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4</text:p>
          </table:table-cell>
          <table:table-cell/>
          <table:table-cell table:formula="of:=([.B23] = [.E23])        AND        ([.E23] = [.H2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5</text:p>
          </table:table-cell>
          <table:table-cell/>
          <table:table-cell table:formula="of:=([.B24] = [.E24])        AND        ([.E24] = [.H2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6</text:p>
          </table:table-cell>
          <table:table-cell/>
          <table:table-cell table:formula="of:=([.B25] = [.E25])        AND        ([.E25] = [.H2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7</text:p>
          </table:table-cell>
          <table:table-cell/>
          <table:table-cell table:formula="of:=([.B26] = [.E26])        AND        ([.E26] = [.H2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8</text:p>
          </table:table-cell>
          <table:table-cell/>
          <table:table-cell table:formula="of:=([.B27] = [.E27])        AND        ([.E27] = [.H2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9</text:p>
          </table:table-cell>
          <table:table-cell/>
          <table:table-cell table:formula="of:=([.B28] = [.E28])        AND        ([.E28] = [.H2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0</text:p>
          </table:table-cell>
          <table:table-cell/>
          <table:table-cell table:formula="of:=([.B29] = [.E29])        AND        ([.E29] = [.H2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-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-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30] = [.E30])        AND        ([.E30] = [.H3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=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=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31] = [.E31])        AND        ([.E31] = [.H3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0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Backspace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Backspace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Backspace</text:p>
          </table:table-cell>
          <table:table-cell/>
          <table:table-cell table:formula="of:=([.B32] = [.E32])        AND        ([.E32] = [.H3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Inser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Inser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Inser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Insert</text:p>
          </table:table-cell>
          <table:table-cell/>
          <table:table-cell table:formula="of:=([.B33] = [.E33])        AND        ([.E33] = [.H3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Home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Home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Home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Home</text:p>
          </table:table-cell>
          <table:table-cell/>
          <table:table-cell table:formula="of:=([.B34] = [.E34])        AND        ([.E34] = [.H3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geUp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geUp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geUp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geUp</text:p>
          </table:table-cell>
          <table:table-cell/>
          <table:table-cell table:formula="of:=([.B35] = [.E35])        AND        ([.E35] = [.H3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90</text:p>
          </table:table-cell>
          <table:table-cell table:style-name="ce14" office:value-type="float" office:value="3">
            <text:p>3</text:p>
          </table:table-cell>
          <table:table-cell table:style-name="ce15"/>
          <table:table-cell table:style-name="ce6" office:value-type="string">
            <text:p>NumLock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NumLock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NumLock</text:p>
          </table:table-cell>
          <table:table-cell/>
          <table:table-cell table:style-name="ce28" table:formula="of:=([.B36] = [.E36])        AND        ([.E36] = [.H36])" office:value-type="boolean" office:boolean-value="false">
            <text:p>FALSE</text:p>
          </table:table-cell>
        </table:table-row>
        <table:table-row table:style-name="ro1">
          <table:table-cell table:style-name="ce7" office:value-type="string">
            <text:p>U+004F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/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Divide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/</text:p>
          </table:table-cell>
          <table:table-cell/>
          <table:table-cell table:formula="of:=([.B37] = [.E37])        AND        ([.E37] = [.H3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A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*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Multiply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*</text:p>
          </table:table-cell>
          <table:table-cell/>
          <table:table-cell table:formula="of:=([.B38] = [.E38])        AND        ([.E38] = [.H3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D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-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Subtract</text:p>
          </table:table-cell>
          <table:table-cell table:style-name="ce11" office:value-type="float" office:value="3">
            <text:p>3</text:p>
          </table:table-cell>
          <table:table-cell/>
          <table:table-cell table:style-name="ce24" office:value-type="string">
            <text:p>N-</text:p>
          </table:table-cell>
          <table:table-cell/>
          <table:table-cell table:formula="of:=([.B39] = [.E39])        AND        ([.E39] = [.H3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0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Tab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Tab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Tab</text:p>
          </table:table-cell>
          <table:table-cell/>
          <table:table-cell table:formula="of:=([.B40] = [.E40])        AND        ([.E40] = [.H4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q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q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Q</text:p>
          </table:table-cell>
          <table:table-cell/>
          <table:table-cell table:formula="of:=([.B41] = [.E41])        AND        ([.E41] = [.H4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w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W</text:p>
          </table:table-cell>
          <table:table-cell/>
          <table:table-cell table:formula="of:=([.B42] = [.E42])        AND        ([.E42] = [.H4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e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e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E</text:p>
          </table:table-cell>
          <table:table-cell/>
          <table:table-cell table:formula="of:=([.B43] = [.E43])        AND        ([.E43] = [.H4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r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r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R</text:p>
          </table:table-cell>
          <table:table-cell/>
          <table:table-cell table:formula="of:=([.B44] = [.E44])        AND        ([.E44] = [.H4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t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t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T</text:p>
          </table:table-cell>
          <table:table-cell/>
          <table:table-cell table:formula="of:=([.B45] = [.E45])        AND        ([.E45] = [.H4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y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y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Y</text:p>
          </table:table-cell>
          <table:table-cell/>
          <table:table-cell table:formula="of:=([.B46] = [.E46])        AND        ([.E46] = [.H4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u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u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U</text:p>
          </table:table-cell>
          <table:table-cell/>
          <table:table-cell table:formula="of:=([.B47] = [.E47])        AND        ([.E47] = [.H4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i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i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I</text:p>
          </table:table-cell>
          <table:table-cell/>
          <table:table-cell table:formula="of:=([.B48] = [.E48])        AND        ([.E48] = [.H4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o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o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O</text:p>
          </table:table-cell>
          <table:table-cell/>
          <table:table-cell table:formula="of:=([.B49] = [.E49])        AND        ([.E49] = [.H4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p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p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P</text:p>
          </table:table-cell>
          <table:table-cell/>
          <table:table-cell table:formula="of:=([.B50] = [.E50])        AND        ([.E50] = [.H5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[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[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51] = [.E51])        AND        ([.E51] = [.H5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]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]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52] = [.E52])        AND        ([.E52] = [.H5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\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\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53] = [.E53])        AND        ([.E53] = [.H5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7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Del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Del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el</text:p>
          </table:table-cell>
          <table:table-cell/>
          <table:table-cell table:formula="of:=([.B54] = [.E54])        AND        ([.E54] = [.H5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End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End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End</text:p>
          </table:table-cell>
          <table:table-cell/>
          <table:table-cell table:formula="of:=([.B55] = [.E55])        AND        ([.E55] = [.H5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geDow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geDow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geDow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geDown</text:p>
          </table:table-cell>
          <table:table-cell/>
          <table:table-cell table:formula="of:=([.B56] = [.E56])        AND        ([.E56] = [.H56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Home <text:s/>/ U+0047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Home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7</text:p>
          </table:table-cell>
          <table:table-cell/>
          <table:table-cell table:formula="of:=([.B57] = [.E57])        AND        ([.E57] = [.H57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Up / U+0048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8">
            <text:p>8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Up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8</text:p>
          </table:table-cell>
          <table:table-cell/>
          <table:table-cell table:formula="of:=([.B58] = [.E58])        AND        ([.E58] = [.H58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PageUp / U+0049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9">
            <text:p>9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PageUp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9</text:p>
          </table:table-cell>
          <table:table-cell/>
          <table:table-cell table:formula="of:=([.B59] = [.E59])        AND        ([.E59] = [.H5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B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+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Add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+</text:p>
          </table:table-cell>
          <table:table-cell/>
          <table:table-cell table:formula="of:=([.B60] = [.E60])        AND        ([.E60] = [.H60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apsLock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CapsLock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CapsLock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CapsLock</text:p>
          </table:table-cell>
          <table:table-cell/>
          <table:table-cell table:formula="of:=([.B61] = [.E61])        AND        ([.E61] = [.H6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a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a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A</text:p>
          </table:table-cell>
          <table:table-cell/>
          <table:table-cell table:formula="of:=([.B62] = [.E62])        AND        ([.E62] = [.H6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s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s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S</text:p>
          </table:table-cell>
          <table:table-cell/>
          <table:table-cell table:formula="of:=([.B63] = [.E63])        AND        ([.E63] = [.H6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d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D</text:p>
          </table:table-cell>
          <table:table-cell/>
          <table:table-cell table:formula="of:=([.B64] = [.E64])        AND        ([.E64] = [.H6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f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F</text:p>
          </table:table-cell>
          <table:table-cell/>
          <table:table-cell table:formula="of:=([.B65] = [.E65])        AND        ([.E65] = [.H6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g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g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G</text:p>
          </table:table-cell>
          <table:table-cell/>
          <table:table-cell table:formula="of:=([.B66] = [.E66])        AND        ([.E66] = [.H6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h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h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H</text:p>
          </table:table-cell>
          <table:table-cell/>
          <table:table-cell table:formula="of:=([.B67] = [.E67])        AND        ([.E67] = [.H6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j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j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J</text:p>
          </table:table-cell>
          <table:table-cell/>
          <table:table-cell table:formula="of:=([.B68] = [.E68])        AND        ([.E68] = [.H6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k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k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K</text:p>
          </table:table-cell>
          <table:table-cell/>
          <table:table-cell table:formula="of:=([.B69] = [.E69])        AND        ([.E69] = [.H6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l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l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L</text:p>
          </table:table-cell>
          <table:table-cell/>
          <table:table-cell table:formula="of:=([.B70] = [.E70])        AND        ([.E70] = [.H7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;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;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Unknown</text:p>
          </table:table-cell>
          <table:table-cell/>
          <table:table-cell table:formula="of:=([.B71] = [.E71])        AND        ([.E71] = [.H7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'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'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Unknown</text:p>
          </table:table-cell>
          <table:table-cell/>
          <table:table-cell table:formula="of:=([.B72] = [.E72])        AND        ([.E72] = [.H7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ter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Enter</text:p>
          </table:table-cell>
          <table:table-cell/>
          <table:table-cell table:formula="of:=([.B73] = [.E73])        AND        ([.E73] = [.H73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Left / U+0044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Left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4</text:p>
          </table:table-cell>
          <table:table-cell/>
          <table:table-cell table:formula="of:=([.B74] = [.E74])        AND        ([.E74] = [.H74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Clear / U+0045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string">
            <text:p>Unidentified / 5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Clear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5</text:p>
          </table:table-cell>
          <table:table-cell/>
          <table:table-cell table:formula="of:=([.B75] = [.E75])        AND        ([.E75] = [.H75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Right / U+0046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Right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6</text:p>
          </table:table-cell>
          <table:table-cell/>
          <table:table-cell table:formula="of:=([.B76] = [.E76])        AND        ([.E76] = [.H76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Shift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2" office:value-type="float" office:value="1">
            <text:p>1</text:p>
          </table:table-cell>
          <table:table-cell/>
          <table:table-cell table:style-name="ce26" office:value-type="string">
            <text:p>LeftShift</text:p>
          </table:table-cell>
          <table:table-cell/>
          <table:table-cell table:formula="of:=([.B77] = [.E77])        AND        ([.E77] = [.H7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z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z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Z</text:p>
          </table:table-cell>
          <table:table-cell/>
          <table:table-cell table:formula="of:=([.B78] = [.E78])        AND        ([.E78] = [.H7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x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x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X</text:p>
          </table:table-cell>
          <table:table-cell/>
          <table:table-cell table:formula="of:=([.B79] = [.E79])        AND        ([.E79] = [.H7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c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c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C</text:p>
          </table:table-cell>
          <table:table-cell/>
          <table:table-cell table:formula="of:=([.B80] = [.E80])        AND        ([.E80] = [.H8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v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v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V</text:p>
          </table:table-cell>
          <table:table-cell/>
          <table:table-cell table:formula="of:=([.B81] = [.E81])        AND        ([.E81] = [.H8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b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b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B</text:p>
          </table:table-cell>
          <table:table-cell/>
          <table:table-cell table:formula="of:=([.B82] = [.E82])        AND        ([.E82] = [.H8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n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n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N</text:p>
          </table:table-cell>
          <table:table-cell/>
          <table:table-cell table:formula="of:=([.B83] = [.E83])        AND        ([.E83] = [.H8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m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m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M</text:p>
          </table:table-cell>
          <table:table-cell/>
          <table:table-cell table:formula="of:=([.B84] = [.E84])        AND        ([.E84] = [.H8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,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,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85] = [.E85])        AND        ([.E85] = [.H8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.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.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86] = [.E86])        AND        ([.E86] = [.H8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/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/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87] = [.E87])        AND        ([.E87] = [.H8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Shift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Shift</text:p>
          </table:table-cell>
          <table:table-cell/>
          <table:table-cell table:formula="of:=([.B88] = [.E88])        AND        ([.E88] = [.H88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Up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Up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Up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Up</text:p>
          </table:table-cell>
          <table:table-cell/>
          <table:table-cell table:formula="of:=([.B89] = [.E89])        AND        ([.E89] = [.H89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End / U+0041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End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1</text:p>
          </table:table-cell>
          <table:table-cell/>
          <table:table-cell table:formula="of:=([.B90] = [.E90])        AND        ([.E90] = [.H90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Down / U+0042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Down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2</text:p>
          </table:table-cell>
          <table:table-cell/>
          <table:table-cell table:formula="of:=([.B91] = [.E91])        AND        ([.E91] = [.H91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PageDown / U+0043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PageDown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3</text:p>
          </table:table-cell>
          <table:table-cell/>
          <table:table-cell table:formula="of:=([.B92] = [.E92])        AND        ([.E92] = [.H9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ter</text:p>
          </table:table-cell>
          <table:table-cell table:style-name="ce12" office:value-type="float" office:value="3">
            <text:p>3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9" office:value-type="float" office:value="3">
            <text:p>3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2" office:value-type="float" office:value="3">
            <text:p>3</text:p>
          </table:table-cell>
          <table:table-cell/>
          <table:table-cell office:value-type="string">
            <text:p>NEnter </text:p>
          </table:table-cell>
          <table:table-cell/>
          <table:table-cell table:formula="of:=([.B93] = [.E93])        AND        ([.E93] = [.H9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ontrol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2" office:value-type="float" office:value="1">
            <text:p>1</text:p>
          </table:table-cell>
          <table:table-cell/>
          <table:table-cell office:value-type="string">
            <text:p>LeftControl</text:p>
          </table:table-cell>
          <table:table-cell/>
          <table:table-cell table:formula="of:=([.B94] = [.E94])        AND        ([.E94] = [.H94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Wi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style-name="ce7" office:value-type="string">
            <text:p>OS</text:p>
          </table:table-cell>
          <table:table-cell table:style-name="ce20" office:value-type="float" office:value="1">
            <text:p>1</text:p>
          </table:table-cell>
          <table:table-cell table:style-name="ce15"/>
          <table:table-cell table:style-name="ce6" office:value-type="string">
            <text:p>Win</text:p>
          </table:table-cell>
          <table:table-cell table:style-name="ce13" office:value-type="float" office:value="1">
            <text:p>1</text:p>
          </table:table-cell>
          <table:table-cell/>
          <table:table-cell office:value-type="string">
            <text:p>LeftOS</text:p>
          </table:table-cell>
          <table:table-cell/>
          <table:table-cell table:formula="of:=([.B95] = [.E95])        AND        ([.E95] = [.H9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Alt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2" office:value-type="float" office:value="1">
            <text:p>1</text:p>
          </table:table-cell>
          <table:table-cell/>
          <table:table-cell office:value-type="string">
            <text:p>LeftAlt</text:p>
          </table:table-cell>
          <table:table-cell/>
          <table:table-cell table:formula="of:=([.B96] = [.E96])        AND        ([.E96] = [.H9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2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an empty string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Spacebar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Space</text:p>
          </table:table-cell>
          <table:table-cell/>
          <table:table-cell table:formula="of:=([.B97] = [.E97])        AND        ([.E97] = [.H9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Alt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Alt</text:p>
          </table:table-cell>
          <table:table-cell/>
          <table:table-cell table:formula="of:=([.B98] = [.E98])        AND        ([.E98] = [.H98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Win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style-name="ce7" office:value-type="string">
            <text:p>OS</text:p>
          </table:table-cell>
          <table:table-cell table:style-name="ce20" office:value-type="float" office:value="2">
            <text:p>2</text:p>
          </table:table-cell>
          <table:table-cell table:style-name="ce15"/>
          <table:table-cell table:style-name="ce6" office:value-type="string">
            <text:p>Win</text:p>
          </table:table-cell>
          <table:table-cell table:style-name="ce13" office:value-type="float" office:value="2">
            <text:p>2</text:p>
          </table:table-cell>
          <table:table-cell/>
          <table:table-cell office:value-type="string">
            <text:p>RightOS</text:p>
          </table:table-cell>
          <table:table-cell/>
          <table:table-cell table:formula="of:=([.B99] = [.E99])        AND        ([.E99] = [.H99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ontrol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Control</text:p>
          </table:table-cell>
          <table:table-cell/>
          <table:table-cell table:formula="of:=([.B100] = [.E100])        AND        ([.E100] = [.H100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Lef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Lef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Lef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Left</text:p>
          </table:table-cell>
          <table:table-cell/>
          <table:table-cell table:formula="of:=([.B101] = [.E101])        AND        ([.E101] = [.H101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Dow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Dow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Dow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Down</text:p>
          </table:table-cell>
          <table:table-cell/>
          <table:table-cell table:formula="of:=([.B102] = [.E102])        AND        ([.E102] = [.H10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Righ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Righ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Righ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Right</text:p>
          </table:table-cell>
          <table:table-cell/>
          <table:table-cell table:formula="of:=([.B103] = [.E103])        AND        ([.E103] = [.H103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Insert / U+0060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Insert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0</text:p>
          </table:table-cell>
          <table:table-cell/>
          <table:table-cell table:formula="of:=([.B104] = [.E104])        AND        ([.E104] = [.H10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7F / U+004E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.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Del / Decimal</text:p>
          </table:table-cell>
          <table:table-cell table:style-name="ce11" office:value-type="float" office:value="3">
            <text:p>3</text:p>
          </table:table-cell>
          <table:table-cell table:style-name="ce15"/>
          <table:table-cell office:value-type="string">
            <text:p>ND</text:p>
          </table:table-cell>
          <table:table-cell/>
          <table:table-cell table:formula="of:=([.B105] = [.E105])        AND        ([.E105] = [.H10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Shif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Shift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Shif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11" office:value-type="string">
            <text:p>ReleaseShift</text:p>
          </table:table-cell>
          <table:table-cell table:number-columns-repeated="2"/>
        </table:table-row>
        <table:table-row table:style-name="ro1">
          <table:table-cell table:style-name="ce7" office:value-type="string">
            <text:p>Control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Control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Control</text:p>
          </table:table-cell>
          <table:table-cell table:style-name="ce11" office:value-type="float" office:value="0">
            <text:p>0</text:p>
          </table:table-cell>
          <table:table-cell table:style-name="ce15"/>
          <table:table-cell office:value-type="string">
            <text:p>ReleaseControl</text:p>
          </table:table-cell>
          <table:table-cell table:number-columns-repeated="2"/>
        </table:table-row>
        <table:table-row table:style-name="ro1">
          <table:table-cell table:style-name="ce7" office:value-type="string">
            <text:p>Al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Alt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Al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office:value-type="string">
            <text:p>ReleaseAlt</text:p>
          </table:table-cell>
          <table:table-cell table:number-columns-repeated="2"/>
        </table:table-row>
        <table:table-row table:style-name="ro1">
          <table:table-cell table:style-name="ce7" office:value-type="string">
            <text:p>Win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7" office:value-type="string">
            <text:p>OS</text:p>
          </table:table-cell>
          <table:table-cell table:style-name="ce20" office:value-type="float" office:value="0">
            <text:p>0</text:p>
          </table:table-cell>
          <table:table-cell table:style-name="ce11"/>
          <table:table-cell table:style-name="ce7" office:value-type="string">
            <text:p>Win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11" office:value-type="string">
            <text:p>ReleaseOS</text:p>
          </table:table-cell>
          <table:table-cell table:number-columns-repeated="2"/>
        </table:table-row>
        <table:table-row table:style-name="ro1">
          <table:table-cell table:style-name="ce8" office:value-type="string" table:number-columns-spanned="8" table:number-rows-spanned="1">
            <text:p>Meta(Ctrl+Shift+Alt)(FF in Ubuntu VM) 1</text:p>
          </table:table-cell>
          <table:covered-table-cell table:style-name="ce11"/>
          <table:covered-table-cell table:style-name="ce15"/>
          <table:covered-table-cell table:style-name="ce7"/>
          <table:covered-table-cell table:style-name="ce20"/>
          <table:covered-table-cell table:number-columns-repeated="2" table:style-name="ce15"/>
          <table:covered-table-cell table:style-name="ce11"/>
          <table:table-cell table:style-name="ce15"/>
          <table:table-cell table:style-name="ce11" office:value-type="string">
            <text:p>MetaLeft</text:p>
          </table:table-cell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Meta(Ctrl+Shift+Alt)(FF in Ubuntu VM) 2</text:p>
          </table:table-cell>
          <table:covered-table-cell table:style-name="ce11"/>
          <table:covered-table-cell table:style-name="ce15"/>
          <table:covered-table-cell table:style-name="ce7"/>
          <table:covered-table-cell table:style-name="ce20"/>
          <table:covered-table-cell table:style-name="ce15"/>
          <table:covered-table-cell table:style-name="ce7"/>
          <table:covered-table-cell table:style-name="ce11"/>
          <table:table-cell table:style-name="ce15"/>
          <table:table-cell office:value-type="string">
            <text:p>MetaRight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8" table:number-rows-spanned="1">
            <text:p>locale(key-driver-specific) chars (the char is deliverd in 'printableChar')</text:p>
            <text:p>where the key which produced the char is un-determinable</text:p>
          </table:table-cell>
          <table:covered-table-cell table:number-columns-repeated="7" table:style-name="ce15"/>
          <table:table-cell table:style-name="ce15"/>
          <table:table-cell table:style-name="ce11" office:value-type="string">
            <text:p>Unknown</text:p>
          </table:table-cell>
          <table:table-cell table:number-columns-repeated="2"/>
        </table:table-row>
        <table:table-row table:style-name="ro1" table:number-rows-repeated="14">
          <table:table-cell table:style-name="ce7"/>
          <table:table-cell table:style-name="ce11"/>
          <table:table-cell table:style-name="ce15"/>
          <table:table-cell table:style-name="ce7"/>
          <table:table-cell table:style-name="ce20"/>
          <table:table-cell table:style-name="ce15"/>
          <table:table-cell table:style-name="ce7"/>
          <table:table-cell table:style-name="ce11"/>
          <table:table-cell table:style-name="ce15"/>
          <table:table-cell table:number-columns-repeated="3"/>
        </table:table-row>
        <table:table-row table:style-name="ro1" table:number-rows-repeated="10484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3:38:29.14</meta:creation-date>
    <dc:date>2014-09-15T23:58:46.56</dc:date>
    <meta:editing-duration>PT15H38M30S</meta:editing-duration>
    <meta:editing-cycles>57</meta:editing-cycles>
    <meta:generator>LibreOffice/3.5$Windows_x86 LibreOffice_project/165a79a-7059095-e13bb37-fef39a4-9503d18</meta:generator>
    <meta:document-statistic meta:table-count="3" meta:cell-count="867" meta:object-count="0"/>
  </office:meta>
</office:document-meta>
</file>